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c1c1c" draw:fill-color="#ffffff" draw:textarea-horizontal-align="justify" draw:textarea-vertical-align="middle" draw:auto-grow-height="false" fo:min-height="8.64cm" fo:min-width="22.3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1.655cm" fo:min-width="1.405cm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Dash"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6" style:family="graphic" style:parent-style-name="objectwithoutfill">
      <style:graphic-properties svg:stroke-width="0.053cm" svg:stroke-color="#ff542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style:font-name="Computer modern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mputer Modern1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omputer Modern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2.86cm" svg:height="8.89cm" svg:x="2.821cm" svg:y="3.69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5cm" svg:y1="6.132cm" svg:x2="13.335cm" svg:y2="6.132cm">
          <text:p/>
        </draw:line>
        <draw:custom-shape draw:style-name="gr3" draw:text-style-name="P3" draw:layer="layout" svg:width="1.905cm" svg:height="1.905cm" svg:x="9.586cm" svg:y="4.34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065cm" svg:y1="5.215cm" svg:x2="14.605cm" svg:y2="5.215cm">
          <text:p/>
        </draw:line>
        <draw:frame draw:style-name="gr5" draw:text-style-name="P4" draw:layer="layout" svg:width="1.874cm" svg:height="0.988cm" svg:x="5.715cm" svg:y="5.144cm">
          <draw:text-box>
            <text:p><text:span text:style-name="T1">t=0</text:span></text:p>
          </draw:text-box>
        </draw:frame>
        <draw:line draw:style-name="gr6" draw:text-style-name="P2" draw:layer="layout" svg:x1="13.455cm" svg:y1="6.132cm" svg:x2="18.535cm" svg:y2="6.132cm">
          <text:p/>
        </draw:line>
        <draw:line draw:style-name="gr2" draw:text-style-name="P2" draw:layer="layout" svg:x1="8.256cm" svg:y1="8.732cm" svg:x2="13.336cm" svg:y2="8.732cm">
          <text:p/>
        </draw:line>
        <draw:custom-shape draw:style-name="gr3" draw:text-style-name="P3" draw:layer="layout" svg:width="1.905cm" svg:height="1.905cm" svg:x="11.687cm" svg:y="6.94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456cm" svg:y1="8.732cm" svg:x2="18.536cm" svg:y2="8.732cm">
          <text:p/>
        </draw:line>
        <draw:frame draw:style-name="gr5" draw:text-style-name="P4" draw:layer="layout" svg:width="1.874cm" svg:height="0.988cm" svg:x="5.715cm" svg:y="7.744cm">
          <draw:text-box>
            <text:p><text:span text:style-name="T1">t=1</text:span></text:p>
          </draw:text-box>
        </draw:frame>
        <draw:line draw:style-name="gr2" draw:text-style-name="P2" draw:layer="layout" svg:x1="8.27cm" svg:y1="11.732cm" svg:x2="13.35cm" svg:y2="11.732cm">
          <text:p/>
        </draw:line>
        <draw:custom-shape draw:style-name="gr3" draw:text-style-name="P3" draw:layer="layout" svg:width="1.905cm" svg:height="1.905cm" draw:transform="rotate (-0.261799387799149) translate (12.13cm 9.499cm)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3.47cm" svg:y1="11.732cm" svg:x2="18.55cm" svg:y2="11.732cm">
          <text:p/>
        </draw:line>
        <draw:frame draw:style-name="gr5" draw:text-style-name="P4" draw:layer="layout" svg:width="1.874cm" svg:height="0.988cm" svg:x="5.729cm" svg:y="10.544cm">
          <draw:text-box>
            <text:p><text:span text:style-name="T1">t=2</text:span></text:p>
          </draw:text-box>
        </draw:frame>
        <draw:g>
          <draw:line draw:style-name="gr7" draw:text-style-name="P2" draw:layer="layout" svg:x1="13.348cm" svg:y1="8.589cm" svg:x2="13.642cm" svg:y2="8.877cm">
            <text:p/>
          </draw:line>
          <draw:line draw:style-name="gr7" draw:text-style-name="P2" draw:layer="layout" svg:x1="13.361cm" svg:y1="8.89cm" svg:x2="13.642cm" svg:y2="8.589cm">
            <text:p/>
          </draw:line>
        </draw:g>
        <draw:g>
          <draw:line draw:style-name="gr7" draw:text-style-name="P2" draw:layer="layout" svg:x1="13.289cm" svg:y1="11.586cm" svg:x2="13.583cm" svg:y2="11.874cm">
            <text:p/>
          </draw:line>
          <draw:line draw:style-name="gr7" draw:text-style-name="P2" draw:layer="layout" svg:x1="13.302cm" svg:y1="11.887cm" svg:x2="13.583cm" svg:y2="11.586cm">
            <text:p/>
          </draw:line>
        </draw:g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puter Modern" svg:font-family="'Computer Modern'" style:font-pitch="variable"/>
    <style:font-face style:name="Computer Modern1" svg:font-family="'Computer Modern'"/>
    <style:font-face style:name="Computer modern" svg:font-family="'Computer modern'"/>
    <style:font-face style:name="Computer modern1" svg:font-family="'Computer modern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08:55.238223072</meta:creation-date>
    <dc:date>2023-09-13T17:59:55.721299760</dc:date>
    <meta:editing-duration>PT6H6M14S</meta:editing-duration>
    <meta:editing-cycles>14</meta:editing-cycles>
    <meta:generator>LibreOffice/7.3.7.2$Linux_X86_64 LibreOffice_project/30$Build-2</meta:generator>
    <meta:document-statistic meta:object-count="43"/>
  </office:meta>
</office:document-meta>
</file>